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c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4c4c4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font-size="8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weight="bold"/>
    </style:style>
    <style:style style:name="T4" style:family="text">
      <style:text-properties fo:font-size="14pt"/>
    </style:style>
    <style:style style:name="T5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8.5cm" svg:height="9.2cm" svg:x="11.5cm" svg:y="16.465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9.5cm" svg:height="7cm" svg:x="1.5cm" svg:y="18.465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9cm" svg:height="10.597cm" draw:transform="rotate (-1.57079632679579) translate (17cm 6.465cm)">
            <text:p text:style-name="P3"/>
            <draw:enhanced-geometry svg:viewBox="0 0 21600 21600" draw:type="rectangle" draw:enhanced-path="M 0 0 L 21600 0 21600 21600 0 21600 0 0 Z N"/>
          </draw:custom-shape>
          <draw:polyline draw:style-name="gr3" draw:text-style-name="P1" draw:layer="layout" svg:width="3.744cm" svg:height="8.393cm" svg:x="14cm" svg:y="10.071cm" svg:viewBox="0 0 3745 8394" draw:points="2599,0 3727,0 3745,5979 394,5979 394,7884 0,8394">
            <text:p text:style-name="P3"/>
          </draw:polyline>
          <draw:g>
            <draw:custom-shape draw:style-name="gr4" draw:text-style-name="P2" draw:layer="layout" svg:width="0.199cm" svg:height="0.203cm" draw:transform="rotate (-1.57079632679579) translate (9cm 6.661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8cm" svg:height="0.203cm" draw:transform="rotate (-1.57079632679579) translate (9cm 7.063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8cm" svg:height="0.203cm" draw:transform="rotate (-1.57079632679579) translate (9cm 7.46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9cm" svg:height="0.203cm" draw:transform="rotate (-1.57079632679579) translate (9cm 7.865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8cm" svg:height="0.203cm" draw:transform="rotate (-1.57079632679579) translate (9cm 8.267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6" draw:text-style-name="P2" draw:layer="layout" svg:width="1.804cm" svg:height="0.203cm" draw:transform="rotate (-1.57079632679579) translate (9cm 6.661cm)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1.001cm" svg:height="1.998cm" svg:x="6.5cm" svg:y="10.465cm">
              <text:p text:style-name="P3"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02cm" svg:height="0.401cm" svg:x="6.901cm" svg:y="10.668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2" draw:layer="layout" svg:width="0.402cm" svg:height="0.401cm" svg:x="6.901cm" svg:y="11.268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2" draw:layer="layout" svg:width="0.402cm" svg:height="0.401cm" svg:x="6.901cm" svg:y="11.868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g>
            <draw:custom-shape draw:style-name="gr4" draw:text-style-name="P2" draw:layer="layout" svg:width="0.199cm" svg:height="0.203cm" draw:transform="rotate (-1.57079632679579) translate (8cm 6.661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8cm" svg:height="0.203cm" draw:transform="rotate (-1.57079632679579) translate (8cm 7.063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8cm" svg:height="0.203cm" draw:transform="rotate (-1.57079632679579) translate (8cm 7.46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9cm" svg:height="0.203cm" draw:transform="rotate (-1.57079632679579) translate (8cm 7.865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8cm" svg:height="0.203cm" draw:transform="rotate (-1.57079632679579) translate (8cm 8.267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6" draw:text-style-name="P2" draw:layer="layout" svg:width="1.804cm" svg:height="0.203cm" draw:transform="rotate (-1.57079632679579) translate (8cm 6.661cm)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2" draw:layer="layout" svg:width="1.001cm" svg:height="1.339cm" svg:x="6.5cm" svg:y="12.46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02cm" svg:height="0.401cm" svg:x="6.901cm" svg:y="12.666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2" draw:layer="layout" svg:width="0.402cm" svg:height="0.401cm" svg:x="6.901cm" svg:y="13.266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custom-shape draw:style-name="gr7" draw:text-style-name="P2" draw:layer="layout" svg:width="1.001cm" svg:height="1.339cm" svg:x="6.5cm" svg:y="13.802cm">
              <text:p text:style-name="P3"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02cm" svg:height="0.401cm" svg:x="6.901cm" svg:y="14.00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2" draw:layer="layout" svg:width="0.402cm" svg:height="0.401cm" svg:x="6.901cm" svg:y="14.60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g>
            <draw:custom-shape draw:style-name="gr4" draw:text-style-name="P2" draw:layer="layout" svg:width="0.199cm" svg:height="0.203cm" draw:transform="rotate (-1.57079632679579) translate (16.703cm 7.968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8cm" svg:height="0.203cm" draw:transform="rotate (-1.57079632679579) translate (16.703cm 8.37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8cm" svg:height="0.203cm" draw:transform="rotate (-1.57079632679579) translate (16.703cm 8.767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6" draw:text-style-name="P2" draw:layer="layout" svg:width="0.997cm" svg:height="0.203cm" draw:transform="rotate (-1.57079632679579) translate (16.703cm 7.968cm)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2" draw:layer="layout" svg:width="0.199cm" svg:height="0.203cm" draw:transform="rotate (-1.57079632679579) translate (16.703cm 9.965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" draw:text-style-name="P2" draw:layer="layout" svg:width="0.198cm" svg:height="0.203cm" draw:transform="rotate (-1.57079632679579) translate (16.703cm 10.367cm)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6" draw:text-style-name="P2" draw:layer="layout" svg:width="0.6cm" svg:height="0.203cm" draw:transform="rotate (-1.57079632679579) translate (16.703cm 9.965cm)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" draw:text-style-name="P4" draw:layer="layout" svg:width="1.027cm" svg:height="0.747cm" svg:x="7.797cm" svg:y="7.261cm">
            <draw:text-box>
              <text:p text:style-name="P3"><text:span text:style-name="T1">P2</text:span></text:p>
            </draw:text-box>
          </draw:frame>
          <draw:frame draw:style-name="gr8" draw:text-style-name="P4" draw:layer="layout" svg:width="1.027cm" svg:height="0.747cm" svg:x="15.695cm" svg:y="9.902cm">
            <draw:text-box>
              <text:p text:style-name="P3"><text:span text:style-name="T1">P4</text:span></text:p>
            </draw:text-box>
          </draw:frame>
          <draw:frame draw:style-name="gr8" draw:text-style-name="P4" draw:layer="layout" svg:width="1.027cm" svg:height="0.747cm" svg:x="15.706cm" svg:y="8.114cm">
            <draw:text-box>
              <text:p text:style-name="P3"><text:span text:style-name="T1">P3</text:span></text:p>
            </draw:text-box>
          </draw:frame>
          <draw:frame draw:style-name="gr8" draw:text-style-name="P4" draw:layer="layout" svg:width="0.9cm" svg:height="0.747cm" svg:x="7.418cm" svg:y="11.03cm">
            <draw:text-box>
              <text:p text:style-name="P3"><text:span text:style-name="T1">J1</text:span></text:p>
            </draw:text-box>
          </draw:frame>
          <draw:frame draw:style-name="gr8" draw:text-style-name="P4" draw:layer="layout" svg:width="0.9cm" svg:height="0.747cm" svg:x="7.427cm" svg:y="12.72cm">
            <draw:text-box>
              <text:p text:style-name="P3"><text:span text:style-name="T1">J2</text:span></text:p>
            </draw:text-box>
          </draw:frame>
          <draw:frame draw:style-name="gr8" draw:text-style-name="P4" draw:layer="layout" svg:width="0.9cm" svg:height="0.747cm" svg:x="7.421cm" svg:y="14.08cm">
            <draw:text-box>
              <text:p text:style-name="P3"><text:span text:style-name="T1">J3</text:span></text:p>
            </draw:text-box>
          </draw:frame>
          <draw:custom-shape draw:style-name="gr9" draw:text-style-name="P1" draw:layer="layout" svg:width="0.5cm" svg:height="0.5cm" svg:x="13.711cm" svg:y="18.18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2.863cm" svg:height="2.931cm" svg:x="16.34cm" svg:y="17.27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36cm" svg:height="2.414cm" draw:transform="rotate (-0.785398163398487) translate (17.707cm 16.965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" draw:layer="layout" svg:width="0.5cm" svg:height="0.5cm" draw:transform="rotate (-0.785398163398487) translate (17.738cm 18.363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" draw:layer="layout" svg:width="1cm" svg:height="0.5cm" draw:transform="rotate (-2.35619449019309) translate (18.799cm 18.01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" draw:layer="layout" svg:width="1cm" svg:height="0.5cm" draw:transform="rotate (-0.785398163398487) translate (18.092cm 18.717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" draw:layer="layout" svg:width="1cm" svg:height="0.5cm" draw:transform="rotate (-2.35619449019309) translate (17.738cm 19.071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" draw:layer="layout" svg:width="1cm" svg:height="0.5cm" draw:transform="rotate (-0.785398163398487) translate (17.031cm 17.656cm)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8" draw:text-style-name="P4" draw:layer="layout" svg:width="1.027cm" svg:height="0.747cm" svg:x="8.824cm" svg:y="7.261cm">
            <draw:text-box>
              <text:p text:style-name="P3"><text:span text:style-name="T1">P1</text:span></text:p>
            </draw:text-box>
          </draw:frame>
          <draw:g>
            <draw:custom-shape draw:style-name="gr10" draw:text-style-name="P1" draw:layer="layout" svg:width="1.052cm" svg:height="0.5cm" draw:transform="rotate (-1.57079632679579) translate (5.085cm 10.275cm)">
              <text:p text:style-name="P3"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2.405cm" svg:height="0.5cm" draw:transform="rotate (-1.57079632679579) translate (4.303cm 10.275cm)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2" draw:layer="layout" svg:x1="4.44cm" svg:y1="10.144cm" svg:x2="4.44cm" svg:y2="12.827cm">
              <text:p text:style-name="P3"/>
            </draw:line>
            <draw:custom-shape draw:style-name="gr10" draw:text-style-name="P1" draw:layer="layout" svg:width="1.052cm" svg:height="0.5cm" draw:transform="rotate (-1.57079632679579) translate (5.085cm 11.584cm)">
              <text:p text:style-name="P3"/>
              <draw:enhanced-geometry svg:viewBox="0 0 21600 21600" draw:type="rectangle" draw:enhanced-path="M 0 0 L 21600 0 21600 21600 0 21600 0 0 Z N"/>
            </draw:custom-shape>
          </draw:g>
          <draw:polyline draw:style-name="gr3" draw:layer="layout" svg:width="0.704cm" svg:height="0.316cm" svg:x="5.085cm" svg:y="11.303cm" svg:viewBox="0 0 705 317" draw:points="0,0 705,0 705,317 0,317">
            <text:p text:style-name="P3"/>
          </draw:polyline>
          <draw:line draw:style-name="gr3" draw:layer="layout" svg:x1="5.79cm" svg:y1="11.461cm" svg:x2="7.079cm" svg:y2="11.461cm">
            <text:p text:style-name="P3"/>
          </draw:line>
          <draw:polyline draw:style-name="gr3" draw:layer="layout" svg:width="2.501cm" svg:height="0.608cm" svg:x="4.585cm" svg:y="10.271cm" svg:viewBox="0 0 2502 609" draw:points="0,4 1705,0 1719,609 2502,587">
            <text:p text:style-name="P3"/>
          </draw:polyline>
          <draw:polyline draw:style-name="gr3" draw:layer="layout" svg:width="2.475cm" svg:height="0.541cm" svg:x="4.585cm" svg:y="12.097cm" svg:viewBox="0 0 2476 542" draw:points="0,539 1705,542 1705,0 2476,0">
            <text:p text:style-name="P3"/>
          </draw:polyline>
          <draw:line draw:style-name="gr12" draw:layer="layout" svg:x1="2.29cm" svg:y1="10.265cm" svg:x2="4.303cm" svg:y2="10.265cm">
            <text:p text:style-name="P3"/>
          </draw:line>
          <draw:line draw:style-name="gr12" draw:layer="layout" svg:x1="2.303cm" svg:y1="12.68cm" svg:x2="4.303cm" svg:y2="12.68cm">
            <text:p text:style-name="P3"/>
          </draw:line>
          <draw:custom-shape draw:style-name="gr4" draw:text-style-name="P2" draw:layer="layout" svg:width="0.402cm" svg:height="0.401cm" svg:x="1.919cm" svg:y="10.06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2" draw:layer="layout" svg:width="0.402cm" svg:height="0.401cm" svg:x="1.926cm" svg:y="12.45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g>
              <draw:custom-shape draw:style-name="gr10" draw:text-style-name="P1" draw:layer="layout" svg:width="2.405cm" svg:height="0.5cm" draw:transform="rotate (-1.57079632679579) translate (5.666cm 22.187cm)">
                <text:p text:style-name="P3"/>
                <draw:enhanced-geometry svg:viewBox="0 0 21600 21600" draw:type="rectangle" draw:enhanced-path="M 0 0 L 21600 0 21600 21600 0 21600 0 0 Z N"/>
              </draw:custom-shape>
              <draw:custom-shape draw:style-name="gr10" draw:text-style-name="P1" draw:layer="layout" svg:width="2.405cm" svg:height="0.5cm" draw:transform="rotate (-1.57079632679579) translate (4.884cm 22.187cm)">
                <text:p text:style-name="P3"/>
                <draw:enhanced-geometry svg:viewBox="0 0 21600 21600" draw:type="rectangle" draw:enhanced-path="M 0 0 L 21600 0 21600 21600 0 21600 0 0 Z N"/>
              </draw:custom-shape>
              <draw:line draw:style-name="gr12" draw:layer="layout" svg:x1="5.021cm" svg:y1="22.056cm" svg:x2="5.021cm" svg:y2="24.739cm">
                <text:p text:style-name="P3"/>
              </draw:line>
            </draw:g>
            <draw:line draw:style-name="gr12" draw:layer="layout" svg:x1="2.871cm" svg:y1="22.166cm" svg:x2="4.884cm" svg:y2="22.166cm">
              <text:p text:style-name="P3"/>
            </draw:line>
            <draw:custom-shape draw:style-name="gr4" draw:text-style-name="P2" draw:layer="layout" svg:width="0.402cm" svg:height="0.401cm" svg:x="2.5cm" svg:y="21.96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12" draw:layer="layout" svg:x1="2.871cm" svg:y1="24.6cm" svg:x2="4.884cm" svg:y2="24.6cm">
              <text:p text:style-name="P3"/>
            </draw:line>
            <draw:custom-shape draw:style-name="gr4" draw:text-style-name="P2" draw:layer="layout" svg:width="0.402cm" svg:height="0.401cm" svg:x="2.5cm" svg:y="24.399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g>
              <draw:custom-shape draw:style-name="gr7" draw:text-style-name="P2" draw:layer="layout" svg:width="1.001cm" svg:height="1.998cm" svg:x="8.684cm" svg:y="22.388cm">
                <text:p text:style-name="P3"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402cm" svg:height="0.401cm" svg:x="9.085cm" svg:y="22.591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4" draw:text-style-name="P2" draw:layer="layout" svg:width="0.402cm" svg:height="0.401cm" svg:x="9.085cm" svg:y="23.191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4" draw:text-style-name="P2" draw:layer="layout" svg:width="0.402cm" svg:height="0.401cm" svg:x="9.085cm" svg:y="23.791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  <draw:frame draw:style-name="gr8" draw:text-style-name="P4" draw:layer="layout" svg:width="0.9cm" svg:height="0.747cm" svg:x="9.686cm" svg:y="22.992cm">
              <draw:text-box>
                <text:p text:style-name="P3"><text:span text:style-name="T1">J1</text:span></text:p>
              </draw:text-box>
            </draw:frame>
            <draw:frame draw:style-name="gr8" draw:text-style-name="P4" draw:layer="layout" svg:width="0.9cm" svg:height="0.747cm" svg:x="9.686cm" svg:y="22.992cm">
              <draw:text-box>
                <text:p text:style-name="P3"><text:span text:style-name="T1">J1</text:span></text:p>
              </draw:text-box>
            </draw:frame>
            <draw:polyline draw:style-name="gr3" draw:layer="layout" svg:width="4.086cm" svg:height="0.541cm" svg:x="5.166cm" svg:y="24.05cm" svg:viewBox="0 0 4087 542" draw:points="0,539 1705,542 1705,0 4087,0">
              <text:p text:style-name="P3"/>
            </draw:polyline>
            <draw:polyline draw:style-name="gr3" draw:layer="layout" svg:width="4.099cm" svg:height="1.187cm" svg:x="5.166cm" svg:y="22.187cm" svg:viewBox="0 0 4100 1188" draw:points="0,4 1705,0 1718,1188 4100,1188">
              <text:p text:style-name="P3"/>
            </draw:polyline>
          </draw:g>
          <draw:g>
            <draw:line draw:style-name="gr12" draw:layer="layout" svg:x1="2.236cm" svg:y1="15.465cm" svg:x2="2.236cm" svg:y2="17.965cm">
              <text:p text:style-name="P3"/>
            </draw:line>
            <draw:line draw:style-name="gr12" draw:layer="layout" svg:x1="3.236cm" svg:y1="15.465cm" svg:x2="3.236cm" svg:y2="17.965cm">
              <text:p text:style-name="P3"/>
            </draw:line>
            <draw:line draw:style-name="gr13" draw:layer="layout" svg:x1="2.048cm" svg:y1="15.641cm" svg:x2="3.548cm" svg:y2="15.641cm">
              <text:p text:style-name="P3"/>
            </draw:line>
            <draw:line draw:style-name="gr13" draw:layer="layout" svg:x1="2.037cm" svg:y1="16.143cm" svg:x2="3.537cm" svg:y2="16.143cm">
              <text:p text:style-name="P3"/>
            </draw:line>
            <draw:line draw:style-name="gr13" draw:layer="layout" svg:x1="2.01cm" svg:y1="16.425cm" svg:x2="3.51cm" svg:y2="16.425cm">
              <text:p text:style-name="P3"/>
            </draw:line>
            <draw:line draw:style-name="gr13" draw:layer="layout" svg:x1="2.043cm" svg:y1="16.675cm" svg:x2="3.543cm" svg:y2="16.675cm">
              <text:p text:style-name="P3"/>
            </draw:line>
            <draw:line draw:style-name="gr13" draw:layer="layout" svg:x1="2.002cm" svg:y1="17.516cm" svg:x2="3.502cm" svg:y2="17.516cm">
              <text:p text:style-name="P3"/>
            </draw:line>
            <draw:line draw:style-name="gr13" draw:layer="layout" svg:x1="2.054cm" svg:y1="17.784cm" svg:x2="3.554cm" svg:y2="17.784cm">
              <text:p text:style-name="P3"/>
            </draw:line>
            <draw:line draw:style-name="gr13" draw:layer="layout" svg:x1="2cm" svg:y1="17.314cm" svg:x2="3.5cm" svg:y2="17.314cm">
              <text:p text:style-name="P3"/>
            </draw:line>
            <draw:line draw:style-name="gr13" draw:layer="layout" svg:x1="2.022cm" svg:y1="15.924cm" svg:x2="3.522cm" svg:y2="15.924cm">
              <text:p text:style-name="P3"/>
            </draw:line>
            <draw:line draw:style-name="gr13" draw:layer="layout" svg:x1="2.024cm" svg:y1="17.007cm" svg:x2="3.524cm" svg:y2="17.007cm">
              <text:p text:style-name="P3"/>
            </draw:line>
          </draw:g>
          <draw:polyline draw:style-name="gr3" draw:text-style-name="P1" draw:layer="layout" svg:width="3.856cm" svg:height="7.999cm" svg:x="13.5cm" svg:y="10.465cm" svg:viewBox="0 0 3857 8000" draw:points="3203,0 3857,0 3857,5285 0,5303 0,7500 500,8000">
            <text:p text:style-name="P3"/>
          </draw:polyline>
          <draw:polyline draw:style-name="gr3" draw:text-style-name="P1" draw:layer="layout" svg:width="2.256cm" svg:height="9.16cm" svg:x="16.599cm" svg:y="8.114cm" svg:viewBox="0 0 2257 9161" draw:points="0,0 2240,0 2257,9161">
            <text:p text:style-name="P3"/>
          </draw:polyline>
          <draw:polyline draw:style-name="gr14" draw:text-style-name="P1" draw:layer="layout" svg:width="1.833cm" svg:height="8.809cm" svg:x="16.599cm" svg:y="8.465cm" svg:viewBox="0 0 1834 8810" draw:points="0,0 1834,0 1834,8810">
            <text:p text:style-name="P3"/>
          </draw:polyline>
          <draw:polyline draw:style-name="gr14" draw:text-style-name="P1" draw:layer="layout" svg:width="4.837cm" svg:height="1.999cm" svg:x="2.236cm" svg:y="13.465cm" svg:viewBox="0 0 4838 2000" draw:points="4838,10 0,0 0,2000">
            <text:p text:style-name="P3"/>
          </draw:polyline>
          <draw:polyline draw:style-name="gr14" draw:text-style-name="P1" draw:layer="layout" svg:width="1.71cm" svg:height="0.581cm" svg:x="5.363cm" svg:y="12.883cm" svg:viewBox="0 0 1711 582" draw:points="1711,10 0,0 0,582">
            <text:p text:style-name="P3"/>
          </draw:polyline>
          <draw:polyline draw:style-name="gr15" draw:text-style-name="P1" draw:layer="layout" svg:width="1.71cm" svg:height="0.581cm" svg:x="5.363cm" svg:y="14.188cm" svg:viewBox="0 0 1711 582" draw:points="1711,10 0,0 0,582">
            <text:p text:style-name="P3"/>
          </draw:polyline>
          <draw:polyline draw:style-name="gr15" draw:text-style-name="P1" draw:layer="layout" svg:width="3.837cm" svg:height="0.694cm" svg:x="3.236cm" svg:y="14.77cm" svg:viewBox="0 0 3838 695" draw:points="3838,10 0,0 0,695">
            <text:p text:style-name="P3"/>
          </draw:polyline>
          <draw:custom-shape draw:style-name="gr16" draw:text-style-name="P1" draw:layer="layout" svg:width="1cm" svg:height="1.5cm" draw:transform="rotate (0.7853981633973) translate (6.5cm 5.404cm)">
            <text:p text:style-name="P3"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1" draw:layer="layout" svg:width="1cm" svg:height="1.5cm" draw:transform="rotate (2.3561944901919) translate (9.439cm 6.465cm)">
            <text:p text:style-name="P3"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7" draw:text-style-name="P4" draw:layer="layout" svg:width="5.709cm" svg:height="1.739cm" svg:x="10.261cm" svg:y="4.5cm">
            <draw:text-box>
              <text:p text:style-name="P4"><text:span text:style-name="T1">P1: Boosterbus cable <text:s/>from previous booster or command station</text:span></text:p>
            </draw:text-box>
          </draw:frame>
          <draw:frame draw:style-name="gr17" draw:text-style-name="P4" draw:layer="layout" svg:width="5.5cm" svg:height="1.739cm" svg:x="1.683cm" svg:y="4.513cm">
            <draw:text-box>
              <text:p text:style-name="P4"><text:span text:style-name="T1">P2: Boosterbus cable to next Booster. Daisy chained from P1</text:span></text:p>
            </draw:text-box>
          </draw:frame>
          <draw:frame draw:style-name="gr17" draw:text-style-name="P4" draw:layer="layout" svg:width="4cm" svg:height="1.739cm" svg:x="2.212cm" svg:y="8.438cm">
            <draw:text-box>
              <text:p text:style-name="P4"><text:span text:style-name="T1">Trafo 2 x 18V 60VA for 3A or 100VA for 5A</text:span></text:p>
            </draw:text-box>
          </draw:frame>
          <draw:frame draw:style-name="gr17" draw:text-style-name="P4" draw:layer="layout" svg:width="6cm" svg:height="1.243cm" svg:x="4cm" svg:y="15.965cm">
            <draw:text-box>
              <text:p text:style-name="P4"><text:span text:style-name="T1">J2: 2 screw Digital output</text:span></text:p>
              <text:p text:style-name="P4"><text:span text:style-name="T1">J3: 2 screw GND</text:span></text:p>
            </draw:text-box>
          </draw:frame>
          <draw:frame draw:style-name="gr17" draw:text-style-name="P4" draw:layer="layout" svg:width="7.5cm" svg:height="2.235cm" svg:x="2.5cm" svg:y="19.73cm">
            <draw:text-box>
              <text:p text:style-name="P4"><text:span text:style-name="T1">Instead of a 2 x 18V Trafo you can use a 1 x 18V Trafo</text:span></text:p>
              <text:p text:style-name="P4"><text:span text:style-name="T1">In this case you need larger smoothing capacitors. See Wiki !</text:span></text:p>
            </draw:text-box>
          </draw:frame>
          <draw:frame draw:style-name="gr17" draw:text-style-name="P4" draw:layer="layout" svg:width="1.5cm" svg:height="0.747cm" svg:x="17cm" svg:y="20.218cm">
            <draw:text-box>
              <text:p text:style-name="P4"><text:span text:style-name="T1">Fan</text:span></text:p>
            </draw:text-box>
          </draw:frame>
          <draw:frame draw:style-name="gr17" draw:text-style-name="P4" draw:layer="layout" svg:width="3.5cm" svg:height="0.747cm" svg:x="12.575cm" svg:y="18.815cm">
            <draw:text-box>
              <text:p text:style-name="P4"><text:span text:style-name="T1">NTC Resistor</text:span></text:p>
            </draw:text-box>
          </draw:frame>
          <draw:frame draw:style-name="gr17" draw:text-style-name="P5" draw:layer="layout" svg:width="3.5cm" svg:height="0.747cm" svg:x="5cm" svg:y="18.718cm">
            <draw:text-box>
              <text:p text:style-name="P5"><text:span text:style-name="T2">Option 1</text:span></text:p>
            </draw:text-box>
          </draw:frame>
          <draw:frame draw:style-name="gr17" draw:text-style-name="P5" draw:layer="layout" svg:width="4.5cm" svg:height="0.747cm" svg:x="12cm" svg:y="20.218cm">
            <draw:text-box>
              <text:p text:style-name="P5"><text:span text:style-name="T2">Option 2 and 3</text:span></text:p>
            </draw:text-box>
          </draw:frame>
          <draw:frame draw:style-name="gr18" draw:text-style-name="P4" draw:layer="layout" svg:width="7.5cm" svg:height="4cm" svg:x="12cm" svg:y="20.965cm">
            <draw:text-box>
              <text:p text:style-name="P4"><text:span text:style-name="T1">You can add a Fan to use a smaler Heatsink.</text:span></text:p>
              <text:p text:style-name="P4"><text:span text:style-name="T1"/></text:p>
              <text:p text:style-name="P4"><text:span text:style-name="T1">The Fan speed can be regulated by a NTC Resistor. The hotter the Heatsink is the higher is the fan speed. See Wiki!</text:span></text:p>
            </draw:text-box>
          </draw:frame>
        </draw:g>
        <draw:frame draw:style-name="gr19" draw:text-style-name="P6" draw:layer="layout" svg:width="18cm" svg:height="2.462cm" svg:x="1.5cm" svg:y="1.5cm">
          <draw:text-box>
            <text:p text:style-name="P6"><text:span text:style-name="T3">Open Rocrail Booster ORB-1</text:span></text:p>
            <text:p text:style-name="P6"><text:span text:style-name="T3">www.rocrail.net</text:span></text:p>
            <text:p text:style-name="P3"/>
          </draw:text-box>
        </draw:frame>
        <draw:frame draw:style-name="gr17" draw:text-style-name="P3" draw:layer="layout" svg:width="18cm" svg:height="2.571cm" svg:x="1.5cm" svg:y="26cm">
          <draw:text-box>
            <text:p text:style-name="P3"><text:span text:style-name="T4">For more informations visit the following websites:</text:span></text:p>
            <text:p text:style-name="P3"><text:span text:style-name="T4"><text:a xlink:href="http://www.rocrail.net/">http://www.rocrail.net</text:a></text:span></text:p>
            <text:p text:style-name="P3"><text:span text:style-name="T4"><text:a xlink:href="http://rocrail.wiki.sourceforge.net/">http://rocrail.wiki.sourceforge.net/</text:a></text:span></text:p>
            <text:p text:style-name="P3"><text:span text:style-name="T4"><text:a xlink:href="http://groups.yahoo.com/group/rocrail/">http://groups.yahoo.com/group/rocrail/</text:a></text:span></text:p>
          </draw:text-box>
        </draw:frame>
        <draw:frame draw:style-name="gr17" draw:text-style-name="P7" draw:layer="layout" svg:width="6.5cm" svg:height="1.241cm" svg:x="13.5cm" svg:y="28cm">
          <draw:text-box>
            <text:p text:style-name="P7"><text:span text:style-name="T5">This Document is licensed under GNU FDL</text:span></text:p>
            <text:p text:style-name="P7"><text:span text:style-name="T5"><text:a xlink:href="http://www.gnu.org/copyleft/fdl.html">http://www.gnu.org/copyleft/fdl.html</text:a></text:span></text:p>
            <text:p text:style-name="P7"><text:span text:style-name="T5"/></text:p>
          </draw:text-box>
        </draw:frame>
        <presentation:notes draw:style-name="dp2">
          <draw:page-thumbnail draw:style-name="gr20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4.676cm" svg:height="6.613cm" svg:x="3.601cm" svg:y="2.94cm" draw:page-number="1"/>
      <draw:page-thumbnail draw:layer="backgroundobjects" svg:width="4.676cm" svg:height="6.613cm" svg:x="12.511cm" svg:y="2.94cm"/>
      <draw:page-thumbnail draw:layer="backgroundobjects" svg:width="4.676cm" svg:height="6.613cm" svg:x="21.421cm" svg:y="2.94cm"/>
      <draw:page-thumbnail draw:layer="backgroundobjects" svg:width="4.676cm" svg:height="6.613cm" svg:x="3.601cm" svg:y="11.445cm"/>
      <draw:page-thumbnail draw:layer="backgroundobjects" svg:width="4.676cm" svg:height="6.613cm" svg:x="12.511cm" svg:y="11.445cm"/>
      <draw:page-thumbnail draw:layer="backgroundobjects" svg:width="4.676cm" svg:height="6.613cm" svg:x="21.421cm" svg:y="11.445cm"/>
    </style:handout-master>
    <style:master-page style:name="Standard" style:page-layout-name="PM1" draw:style-name="dp1">
      <draw:frame presentation:style-name="Standard-title" draw:layer="backgroundobjects" svg:width="17.099cm" svg:height="4.625cm" svg:x="1.95cm" svg:y="2.104cm" presentation:class="title" presentation:placeholder="true">
        <draw:text-box/>
      </draw:frame>
      <draw:frame presentation:style-name="Standard-outline1" draw:layer="backgroundobjects" svg:width="17.099cm" svg:height="18.281cm" svg:x="1.95cm" svg:y="7.481cm" presentation:class="outline" presentation:placeholder="true">
        <draw:text-box/>
      </draw:frame>
      <draw:frame presentation:style-name="pr1" draw:text-style-name="P1" draw:layer="backgroundobjects" svg:width="4.426cm" svg:height="1.91cm" svg:x="1.95cm" svg:y="26.234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6.022cm" svg:height="1.91cm" svg:x="7.498cm" svg:y="26.234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4.426cm" svg:height="1.91cm" svg:x="14.622cm" svg:y="26.234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Christian Wichmann</meta:initial-creator>
    <meta:creation-date>2007-10-01T19:43:31</meta:creation-date>
    <dc:creator>Christian Wichmann</dc:creator>
    <dc:date>2007-10-02T00:08:08</dc:date>
    <dc:language>de-DE</dc:language>
    <meta:editing-cycles>6</meta:editing-cycles>
    <meta:editing-duration>PT4H24M39S</meta:editing-duration>
    <meta:user-defined meta:name="Info 1"/>
    <meta:user-defined meta:name="Info 2"/>
    <meta:user-defined meta:name="Info 3"/>
    <meta:user-defined meta:name="Info 4"/>
    <meta:document-statistic meta:object-count="143"/>
  </office:meta>
</office:document-meta>
</file>